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SettingsElementParser.getRunningMode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SettingsElementParser.createSettingsBeanFactoryPostProcessor( Element element , ParserContext parserContext , String running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